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ltiplayer Modes:</text:p>
      <text:p text:style-name="Standard"/>
      <text:p text:style-name="Standard"><text:tab/>1. LAN</text:p>
      <text:p text:style-name="Standard">Regelkontrolle durch Host</text:p>
      <text:p text:style-name="Standard">Mods frei erlaubt, keine zusaetzliche Cheatkontrolle → erlaubt spielern auf LAN sich selbst gelevelte Einheiten zu machen, sodass man nicht immer wieder Leveln muss.</text:p>
      <text:p text:style-name="Standard"/>
      <text:p text:style-name="Standard"><text:tab/>2. Open NET</text:p>
      <text:p text:style-name="Standard">Regelkontrolle ebenso durch Host</text:p>
      <text:p text:style-name="Standard">Aber Spielfindung durch Gamelist, bereitgestellt vom Server</text:p>
      <text:p text:style-name="Standard">Mods erlaubt. Vor allem fuer Debug cool, kann auch danach ausgeschaltet werden.</text:p>
      <text:p text:style-name="Standard"/>
      <text:p text:style-name="Standard"><text:tab/>3. Closed NET</text:p>
      <text:p text:style-name="Standard">Regelkontrolle durch Server</text:p>
      <text:p text:style-name="Standard">Keine Mods, Statstracking, Unittracking (Level von Einheiten und so)</text:p>
      <text:p text:style-name="Standard">Ranking eventuell.</text:p>
      <text:p text:style-name="Standard"/>
      <text:p text:style-name="Standard"/>
      <text:p text:style-name="Standard"/>
      <text:p text:style-name="Standard">Das Multiplayer-Modul soll erst beim Anklicken im Menu gewaehlt werden genauso wie dort auch erst das Singleplayermodul geladen werden kann. So ist es moeglich, ein Game-Grundmodul spaeter nur noch um Eigenschaften wie Kampagne, MP zu erweite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 Meyer</meta:initial-creator>
    <meta:creation-date>2012-03-08T21:33:59.20</meta:creation-date>
    <dc:date>2012-03-08T22:47:10.93</dc:date>
    <dc:creator>Jens Meyer</dc:creator>
    <meta:editing-duration>PT00H09M38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13" meta:word-count="110" meta:character-count="769"/>
  </office:meta>
</office:document-meta>
</file>